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 fo:font-weight="bold" officeooo:rsid="001a62f8" officeooo:paragraph-rsid="001a62f8" style:font-weight-asian="bold" style:font-weight-complex="bold"/>
    </style:style>
    <style:style style:name="P2" style:family="paragraph" style:parent-style-name="Standard">
      <style:text-properties officeooo:rsid="001a62f8" officeooo:paragraph-rsid="001a62f8"/>
    </style:style>
    <style:style style:name="P3" style:family="paragraph" style:parent-style-name="Standard">
      <style:text-properties style:text-line-through-style="solid" style:text-line-through-type="single" officeooo:rsid="001a62f8" officeooo:paragraph-rsid="001a62f8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1b9c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ajes</text:p>
      <text:p text:style-name="P2"><text:tab/><text:span text:style-name="T1">costo total</text:span></text:p>
      <text:p text:style-name="P2"><text:tab/><text:span text:style-name="T1">localidad de origen</text:span></text:p>
      <text:p text:style-name="P2"><text:tab/><text:span text:style-name="T1">localidad destino</text:span></text:p>
      <text:p text:style-name="P2"><text:tab/><text:span text:style-name="T1">fecha de salida</text:span></text:p>
      <text:p text:style-name="P2">lugares disponibles</text:p>
      <text:p text:style-name="P2">gastos</text:p>
      <text:p text:style-name="P2">costo de viaje</text:p>
      <text:p text:style-name="P1">Usuario</text:p>
      <text:p text:style-name="P2"><text:tab/><text:span text:style-name="T1">nombre</text:span></text:p>
      <text:p text:style-name="P2"><text:tab/><text:span text:style-name="T1">dirección</text:span></text:p>
      <text:p text:style-name="P2"><text:tab/><text:span text:style-name="T1">estado de cuenta</text:span></text:p>
      <text:p text:style-name="P1">Conductor</text:p>
      <text:p text:style-name="P1">Pasajero</text:p>
      <text:p text:style-name="P1">Vehículo</text:p>
      <text:p text:style-name="P2"><text:tab/><text:span text:style-name="T1">descripción</text:span></text:p>
      <text:p text:style-name="P2"><text:tab/><text:span text:style-name="T1">capacidad</text:span></text:p>
      <text:p text:style-name="P2"><text:tab/><text:span text:style-name="T1">año de fabricación</text:span></text:p>
      <text:p text:style-name="P2"><text:tab/><text:span text:style-name="T1">valor de mercado</text:span></text:p>
      <text:p text:style-name="P2">Cuenta</text:p>
      <text:p text:style-name="P3">saldo</text:p>
      <text:p text:style-name="P1"><text:span text:style-name="T2">I</text:span>nscripción</text:p>
      <text:p text:style-name="P2">descuentos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1:13:33.523889937</meta:creation-date>
    <dc:date>2025-11-04T12:40:17.582765267</dc:date>
    <meta:editing-duration>PT15M52S</meta:editing-duration>
    <meta:editing-cycles>1</meta:editing-cycles>
    <meta:document-statistic meta:table-count="0" meta:image-count="0" meta:object-count="0" meta:page-count="1" meta:paragraph-count="23" meta:word-count="38" meta:character-count="267" meta:non-whitespace-character-count="241"/>
    <meta:generator>LibreOffice/25.2.6.2$Linux_X86_64 LibreOffice_project/520$Build-2</meta:generator>
  </office:meta>
</office:document-meta>
</file>